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family="graphic" style:name="a3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4472c4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4472c4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0694in" svg:stroke-color="#4472c4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4472c4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4472c4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4472c4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4472c4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4472c4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onnector draw:type="line" svg:x1="3.65486in" svg:y1="9.54375in" svg:x2="3.18264in" svg:y2="10.07847in" draw:z-index="251749376" draw:id="id0" draw:style-name="a1" draw:name="Connecteur droit avec flèche 202" text:anchor-type="paragraph"><svg:title/><svg:desc/></draw:connector><draw:connector draw:type="line" svg:x1="2.59236in" svg:y1="9.58542in" svg:x2="3.09931in" svg:y2="10.07153in" draw:z-index="251748352" draw:id="id1" draw:style-name="a3" draw:name="Connecteur droit avec flèche 201" text:anchor-type="paragraph"><svg:title/><svg:desc/></draw:connector><draw:connector draw:type="line" svg:x1="3.10625in" svg:y1="8.53681in" svg:x2="2.55069in" svg:y2="8.89792in" draw:z-index="251747328" draw:id="id2" draw:style-name="a5" draw:name="Connecteur droit avec flèche 200" text:anchor-type="paragraph"><svg:title/><svg:desc/></draw:connector><draw:connector draw:type="line" svg:x1="3.10625in" svg:y1="8.52986in" svg:x2="3.68264in" svg:y2="8.88403in" draw:z-index="251746304" draw:id="id3" draw:style-name="a7" draw:name="Connecteur droit avec flèche 199" text:anchor-type="paragraph"><svg:title/><svg:desc/></draw:connector><draw:connector draw:type="line" svg:x1="3.97431in" svg:y1="7.59236in" svg:x2="3.13403in" svg:y2="7.95347in" draw:z-index="251745280" draw:id="id4" draw:style-name="a9" draw:name="Connecteur droit avec flèche 198" text:anchor-type="paragraph"><svg:title/><svg:desc/></draw:connector><draw:connector draw:type="line" svg:x1="2.16181in" svg:y1="7.64097in" svg:x2="3.07847in" svg:y2="7.93264in" draw:z-index="251744256" draw:id="id5" draw:style-name="a11" draw:name="Connecteur droit avec flèche 197" text:anchor-type="paragraph"><svg:title/><svg:desc/></draw:connector><draw:connector draw:type="line" svg:x1="3.06458in" svg:y1="6.40486in" svg:x2="2.58542in" svg:y2="6.71736in" draw:z-index="251743232" draw:id="id6" draw:style-name="a13" draw:name="Connecteur droit avec flèche 196" text:anchor-type="paragraph"><svg:title/><svg:desc/></draw:connector><draw:connector draw:type="line" svg:x1="3.06458in" svg:y1="6.39792in" svg:x2="3.69653in" svg:y2="6.77292in" draw:z-index="251742208" draw:id="id7" draw:style-name="a15" draw:name="Connecteur droit avec flèche 195" text:anchor-type="paragraph"><svg:title/><svg:desc/></draw:connector><draw:connector draw:type="line" svg:x1="4.07847in" svg:y1="5.37708in" svg:x2="3.09236in" svg:y2="5.79375in" draw:z-index="251741184" draw:id="id8" draw:style-name="a17" draw:name="Connecteur droit avec flèche 194" text:anchor-type="paragraph"><svg:title/><svg:desc/></draw:connector><draw:connector draw:type="line" svg:x1="2.06458in" svg:y1="5.36319in" svg:x2="3.03681in" svg:y2="5.77986in" draw:z-index="251740160" draw:id="id9" draw:style-name="a19" draw:name="Connecteur droit avec flèche 193" text:anchor-type="paragraph"><svg:title/><svg:desc/></draw:connector><draw:connector draw:type="line" svg:x1="3.04375in" svg:y1="4.07847in" svg:x2="3.57153in" svg:y2="4.50208in" draw:z-index="251739136" draw:id="id10" draw:style-name="a21" draw:name="Connecteur droit avec flèche 192" text:anchor-type="paragraph"><svg:title/><svg:desc/></draw:connector><draw:connector draw:type="line" svg:x1="3.02986in" svg:y1="4.06458in" svg:x2="2.58542in" svg:y2="4.45347in" draw:z-index="251738112" draw:id="id11" draw:style-name="a23" draw:name="Connecteur droit avec flèche 63" text:anchor-type="paragraph"><svg:title/><svg:desc/></draw:connector><draw:connector draw:type="line" svg:x1="3.96736in" svg:y1="3.11319in" svg:x2="3.07153in" svg:y2="3.43264in" draw:z-index="251737088" draw:id="id12" draw:style-name="a25" draw:name="Connecteur droit avec flèche 62" text:anchor-type="paragraph"><svg:title/><svg:desc/></draw:connector><draw:connector draw:type="line" svg:x1="2.10625in" svg:y1="3.12014in" svg:x2="2.93264in" svg:y2="3.43958in" draw:z-index="251736064" draw:id="id13" draw:style-name="a27" draw:name="Connecteur droit avec flèche 61" text:anchor-type="paragraph"><svg:title/><svg:desc/></draw:connector><draw:connector draw:type="line" svg:x1="2.93264in" svg:y1="1.63403in" svg:x2="3.68958in" svg:y2="2.09236in" draw:z-index="251735040" draw:id="id14" draw:style-name="a29" draw:name="Connecteur droit avec flèche 60" text:anchor-type="paragraph"><svg:title/><svg:desc/></draw:connector><draw:connector draw:type="line" svg:x1="2.88403in" svg:y1="1.63403in" svg:x2="2.28681in" svg:y2="2.10625in" draw:z-index="251734016" draw:id="id15" draw:style-name="a31" draw:name="Connecteur droit avec flèche 59" text:anchor-type="paragraph"><svg:title/><svg:desc/></draw:connector><draw:frame draw:z-index="251732992" draw:id="id16" draw:style-name="a32" draw:name="Zone de texte 55" text:anchor-type="paragraph" svg:x="3.8125in" svg:y="8.93056in" svg:width="1.29861in" svg:height="0.625in" style:rel-width="scale" style:rel-height="scale"><draw:text-box><text:p text:style-name="P2">Lion</text:p></draw:text-box><svg:title/><svg:desc/></draw:frame><draw:frame draw:z-index="251730944" draw:id="id17" draw:style-name="a33" draw:name="Zone de texte 54" text:anchor-type="paragraph" svg:x="1.15278in" svg:y="8.95139in" svg:width="1.29861in" svg:height="0.625in" style:rel-width="scale" style:rel-height="scale"><draw:text-box><text:p text:style-name="P3">Zèbre</text:p></draw:text-box><svg:title/><svg:desc/></draw:frame><draw:frame draw:z-index="251728896" draw:id="id18" draw:style-name="a34" draw:name="Zone de texte 53" text:anchor-type="paragraph" svg:x="3.80556in" svg:y="6.81944in" svg:width="1.29861in" svg:height="0.625in" style:rel-width="scale" style:rel-height="scale"><draw:text-box><text:p text:style-name="P4">Rhinocéros</text:p></draw:text-box><svg:title/><svg:desc/></draw:frame><draw:frame draw:z-index="251726848" draw:id="id19" draw:style-name="a35" draw:name="Zone de texte 52" text:anchor-type="paragraph" svg:x="1.21528in" svg:y="6.8125in" svg:width="1.29861in" svg:height="0.625in" style:rel-width="scale" style:rel-height="scale"><draw:text-box><text:p text:style-name="P5">Hippopotame</text:p></draw:text-box><svg:title/><svg:desc/></draw:frame><draw:frame draw:z-index="251709440" draw:id="id20" draw:style-name="a36" draw:name="Zone de texte 40" text:anchor-type="paragraph" svg:x="1.95833in" svg:y="10.10417in" svg:width="2.41667in" svg:height="0.34028in" style:rel-width="scale" style:rel-height="scale"><draw:text-box><text:p text:style-name="P6">Initialisation et commencement :</text:p></draw:text-box><svg:title/><svg:desc/></draw:frame><draw:custom-shape svg:x="1.91667in" svg:y="10.0625in" svg:width="2.49306in" svg:height="0.4375in" draw:z-index="251707392" draw:id="id21" draw:style-name="a37" draw:name="Rectangle 39" text:anchor-type="paragraph"><svg:title/><svg:desc/><draw:enhanced-geometry draw:type="non-primitive" svg:viewBox="0 0 21600 21600" draw:enhanced-path="M 0 0 L 21600 0 21600 21600 0 21600 Z N"/></draw:custom-shape><draw:custom-shape svg:x="3.52778in" svg:y="8.70833in" svg:width="1.8125in" svg:height="1.08333in" draw:z-index="251705344" draw:id="id22" draw:style-name="a38" draw:name="Ellipse 38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89583in" svg:y="8.72222in" svg:width="1.8125in" svg:height="1.08333in" draw:z-index="251703296" draw:id="id23" draw:style-name="a39" draw:name="Ellipse 37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701248" draw:id="id24" draw:style-name="a40" draw:name="Zone de texte 36" text:anchor-type="paragraph" svg:x="0in" svg:y="7.95833in" svg:width="2.40972in" svg:height="0.54167in" style:rel-width="scale" style:rel-height="scale"><draw:text-box><text:p text:style-name="P7">Deuxième page d’accueil et deuxième choix :</text:p></draw:text-box><svg:title/><svg:desc/></draw:frame><draw:custom-shape svg:x="0in" svg:y="7.89583in" svg:width="2.49306in" svg:height="0.65278in" draw:z-index="251699200" draw:id="id25" draw:style-name="a41" draw:name="Rectangle 35" text:anchor-type="paragraph"><svg:title/><svg:desc/><draw:enhanced-geometry draw:type="non-primitive" svg:viewBox="0 0 21600 21600" draw:enhanced-path="M 0 0 L 21600 0 21600 21600 0 21600 Z N"/></draw:custom-shape><draw:custom-shape svg:x="3.52083in" svg:y="6.59028in" svg:width="1.8125in" svg:height="1.08333in" draw:z-index="251697152" draw:id="id26" draw:style-name="a42" draw:name="Ellipse 3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94444in" svg:y="6.59722in" svg:width="1.8125in" svg:height="1.08333in" draw:z-index="251695104" draw:id="id27" draw:style-name="a43" draw:name="Ellipse 3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93056" draw:id="id28" draw:style-name="a44" draw:name="Zone de texte 32" text:anchor-type="paragraph" svg:x="0in" svg:y="5.83333in" svg:width="2.40972in" svg:height="0.54167in" style:rel-width="scale" style:rel-height="scale"><draw:text-box><text:p text:style-name="P8">Troisième page d’accueil et troisième choix :</text:p></draw:text-box><svg:title/><svg:desc/></draw:frame><draw:custom-shape svg:x="0in" svg:y="5.77778in" svg:width="2.49306in" svg:height="0.65278in" draw:z-index="251691008" draw:id="id29" draw:style-name="a45" draw:name="Rectangle 30" text:anchor-type="paragraph"><svg:title/><svg:desc/><draw:enhanced-geometry draw:type="non-primitive" svg:viewBox="0 0 21600 21600" draw:enhanced-path="M 0 0 L 21600 0 21600 21600 0 21600 Z N"/></draw:custom-shape><draw:frame draw:z-index="251688960" draw:id="id30" draw:style-name="a46" draw:name="Zone de texte 28" text:anchor-type="paragraph" svg:x="3.75139in" svg:y="4.5in" svg:width="1.22917in" svg:height="0.6875in" style:rel-width="scale" style:rel-height="scale"><draw:text-box><text:p text:style-name="P9">Panda-roux</text:p><text:p text:style-name="Normal"/></draw:text-box><svg:title/><svg:desc/></draw:frame><draw:frame draw:z-index="251686912" draw:id="id31" draw:style-name="a47" draw:name="Zone de texte 27" text:anchor-type="paragraph" svg:x="1.22917in" svg:y="4.50694in" svg:width="1.22917in" svg:height="0.6875in" style:rel-width="scale" style:rel-height="scale"><draw:text-box><text:p text:style-name="P10">Panda</text:p><text:p text:style-name="Normal"/></draw:text-box><svg:title/><svg:desc/></draw:frame><draw:custom-shape svg:x="0.95139in" svg:y="4.30556in" svg:width="1.8125in" svg:height="1.08333in" draw:z-index="251682816" draw:id="id32" draw:style-name="a48" draw:name="Ellipse 2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45833in" svg:y="4.30556in" svg:width="1.8125in" svg:height="1.08333in" draw:z-index="251684864" draw:id="id33" draw:style-name="a49" draw:name="Ellipse 2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frame draw:z-index="251678720" draw:id="id34" draw:style-name="a50" draw:name="Zone de texte 21" text:anchor-type="paragraph" svg:x="1.93056in" svg:y="3.49306in" svg:width="2.40972in" svg:height="0.54167in" style:rel-width="scale" style:rel-height="scale"><draw:text-box><text:p text:style-name="P11">Deuxième page d’accueil et deuxième choix :</text:p></draw:text-box><svg:title/><svg:desc/></draw:frame><draw:custom-shape svg:x="0in" svg:y="3.45139in" svg:width="2.49306in" svg:height="0.65278in" draw:z-index="251676672" draw:id="id35" draw:style-name="a51" draw:name="Rectangle 22" text:anchor-type="paragraph"><svg:title/><svg:desc/><draw:enhanced-geometry draw:type="non-primitive" svg:viewBox="0 0 21600 21600" draw:enhanced-path="M 0 0 L 21600 0 21600 21600 0 21600 Z N"/></draw:custom-shape><draw:frame draw:z-index="251669504" draw:id="id36" draw:style-name="a52" draw:name="Zone de texte 18" text:anchor-type="paragraph" svg:x="3.55764in" svg:y="2.27292in" svg:width="1.29861in" svg:height="0.625in" style:rel-width="scale" style:rel-height="scale"><draw:text-box><text:p text:style-name="P12">Girafe</text:p></draw:text-box><svg:title/><svg:desc/></draw:frame><draw:frame draw:z-index="251668480" draw:id="id37" draw:style-name="a53" draw:name="Zone de texte 16" text:anchor-type="paragraph" svg:x="1.12708in" svg:y="2.25208in" svg:width="1.22917in" svg:height="0.6875in" style:rel-width="scale" style:rel-height="scale"><draw:text-box><text:p text:style-name="P13">Tigre</text:p><text:p text:style-name="Normal"/><text:p text:style-name="Normal"/></draw:text-box><svg:title/><svg:desc/></draw:frame><draw:custom-shape svg:x="3.3125in" svg:y="2.04861in" svg:width="1.8125in" svg:height="1.08333in" draw:z-index="251667456" draw:id="id38" draw:style-name="a54" draw:name="Ellipse 1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0.86319in" svg:y="2.06458in" svg:width="1.8125in" svg:height="1.08333in" draw:z-index="251665408" draw:id="id39" draw:style-name="a55" draw:name="Ellipse 1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74514in" svg:y="0.53681in" svg:width="0.30556in" svg:height="0.40278in" draw:z-index="251664384" draw:id="id40" draw:style-name="a56" draw:name="Flèche : bas 1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340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z-index="251663360" draw:id="id41" draw:style-name="a57" draw:name="Zone de texte 9" text:anchor-type="paragraph" svg:x="1.76597in" svg:y="1.04375in" svg:width="2.40972in" svg:height="0.54167in" style:rel-width="scale" style:rel-height="scale"><draw:text-box><text:p text:style-name="P14">Première page d’accueil et premier choix :</text:p></draw:text-box><svg:title/><svg:desc/></draw:frame><draw:custom-shape svg:x="1.73819in" svg:y="1.00903in" svg:width="2.49306in" svg:height="0.65278in" draw:z-index="251662336" draw:id="id42" draw:style-name="a58" draw:name="Rectangle 6" text:anchor-type="paragraph"><svg:title/><svg:desc/><draw:enhanced-geometry draw:type="non-primitive" svg:viewBox="0 0 21600 21600" draw:enhanced-path="M 0 0 L 21600 0 21600 21600 0 21600 Z N"/></draw:custom-shape><draw:custom-shape svg:x="1.73819in" svg:y="0.13403in" svg:width="2.49306in" svg:height="0.4375in" draw:z-index="251659264" draw:id="id43" draw:style-name="a59" draw:name="Rectangle 4" text:anchor-type="paragraph"><svg:title/><svg:desc/><draw:enhanced-geometry draw:type="non-primitive" svg:viewBox="0 0 21600 21600" draw:enhanced-path="M 0 0 L 21600 0 21600 21600 0 21600 Z N"/></draw:custom-shape><draw:frame draw:z-index="251660288" draw:id="id44" draw:style-name="a60" draw:name="Zone de texte 5" text:anchor-type="paragraph" svg:x="1.77292in" svg:y="0.17569in" svg:width="2.41667in" svg:height="0.34028in" style:rel-width="scale" style:rel-height="scale"><draw:text-box><text:p text:style-name="P15">Initialisation et commencement :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0" svg:viewBox="0 0 20 30" svg:d="m10 0-10 30h20z"/>
    <draw:marker draw:name="a22" svg:viewBox="0 0 20 30" svg:d="m10 0-10 30h20z"/>
    <draw:marker draw:name="a24" svg:viewBox="0 0 20 30" svg:d="m10 0-10 30h20z"/>
    <draw:marker draw:name="a26" svg:viewBox="0 0 20 30" svg:d="m10 0-10 30h20z"/>
    <draw:marker draw:name="a28" svg:viewBox="0 0 20 30" svg:d="m10 0-10 30h20z"/>
    <draw:marker draw:name="a10" svg:viewBox="0 0 20 30" svg:d="m10 0-10 30h20z"/>
    <draw:marker draw:name="a12" svg:viewBox="0 0 20 30" svg:d="m10 0-10 30h20z"/>
    <draw:marker draw:name="a14" svg:viewBox="0 0 20 30" svg:d="m10 0-10 30h20z"/>
    <draw:marker draw:name="a16" svg:viewBox="0 0 20 30" svg:d="m10 0-10 30h20z"/>
    <draw:marker draw:name="a18" svg:viewBox="0 0 20 30" svg:d="m10 0-10 30h20z"/>
    <draw:marker draw:name="a0" svg:viewBox="0 0 20 30" svg:d="m10 0-10 30h20z"/>
    <draw:marker draw:name="a2" svg:viewBox="0 0 20 30" svg:d="m10 0-10 30h20z"/>
    <draw:marker draw:name="a4" svg:viewBox="0 0 20 30" svg:d="m10 0-10 30h20z"/>
    <draw:marker draw:name="a6" svg:viewBox="0 0 20 30" svg:d="m10 0-10 30h20z"/>
    <draw:marker draw:name="a8" svg:viewBox="0 0 20 30" svg:d="m10 0-10 30h20z"/>
    <draw:marker draw:name="a30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 Viollet</meta:initial-creator>
    <dc:creator>Yoan Viollet</dc:creator>
    <meta:creation-date>2022-11-12T23:44:00Z</meta:creation-date>
    <dc:date>2022-11-13T00:37:00Z</dc:date>
    <meta:template xlink:href="Normal.dotm" xlink:type="simple"/>
    <meta:editing-cycles>1</meta:editing-cycles>
    <meta:editing-duration>PT3180S</meta:editing-duration>
    <meta:document-statistic meta:page-count="1" meta:paragraph-count="1" meta:word-count="7" meta:character-count="45" meta:row-count="1" meta:non-whitespace-character-count="39"/>
  </office:meta>
</office:document-meta>
</file>